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in" fo:margin-bottom="0in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5" style:family="paragraph" style:parent-style-name="Standard">
      <style:paragraph-properties fo:margin-top="0in" fo:margin-bottom="0in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bold" style:font-weight-asian="bold"/>
    </style:style>
    <style:style style:name="T3" style:family="text">
      <style:text-properties fo:font-variant="normal" fo:text-transform="none" fo:letter-spacing="normal" fo:language="en" fo:country="US" fo:font-style="normal" fo:font-weight="normal"/>
    </style:style>
    <style:style style:name="T4" style:family="text">
      <style:text-properties fo:font-variant="normal" fo:text-transform="none" fo:letter-spacing="normal" fo:language="en" fo:country="US" fo:font-style="normal" fo:font-weight="bold" style:font-weight-asian="bold"/>
    </style:style>
    <style:style style:name="T5" style:family="text">
      <style:text-properties fo:font-variant="normal" fo:text-transform="none" fo:font-size="32pt" fo:letter-spacing="normal" fo:font-style="normal" fo:font-weight="normal" style:font-size-asian="32pt" style:font-size-complex="32pt"/>
    </style:style>
    <style:style style:name="T6" style:family="text">
      <style:text-properties fo:font-variant="normal" fo:text-transform="none" fo:font-size="32pt" fo:letter-spacing="normal" fo:font-style="normal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4.3 </text:span><text:span text:style-name="T2">Логічна структуризація мережі</text:span><text:span text:style-name="T1"> - це процес поділу мережі на сегменти з локалізованим трафіком. Для логічної структуризації мережі використаються мости, комутатори, маршрутизатори та шлюзи [1 - 4].<text:tab/>Міст</text:span><text:span text:style-name="T3"> (bridge) </text:span><text:span text:style-name="T1">ділить</text:span><text:span text:style-name="T3"> </text:span><text:span text:style-name="T1">розділюванесередовище</text:span><text:span text:style-name="T3"> </text:span><text:span text:style-name="T1">передачі</text:span><text:span text:style-name="T3"> </text:span><text:span text:style-name="T1">мережі</text:span><text:span text:style-name="T3"> </text:span><text:span text:style-name="T1">на</text:span><text:span text:style-name="T3"> </text:span><text:span text:style-name="T1">частини</text:span><text:span text:style-name="T3"> (</text:span><text:span text:style-name="T1">логічні</text:span><text:span text:style-name="T3"> </text:span><text:span text:style-name="T1">сегменти</text:span><text:span text:style-name="T3">), </text:span><text:span text:style-name="T1">передаючи</text:span><text:span text:style-name="T3"> </text:span><text:span text:style-name="T1">інформацію</text:span><text:span text:style-name="T3"> </text:span><text:span text:style-name="T1">з</text:span><text:span text:style-name="T3"> </text:span><text:span text:style-name="T1">одного</text:span><text:span text:style-name="T3"> </text:span><text:span text:style-name="T1">сегмента</text:span><text:span text:style-name="T3"> </text:span><text:span text:style-name="T1">в</text:span><text:span text:style-name="T3"> </text:span><text:span text:style-name="T1">іншій</text:span><text:span text:style-name="T3"> </text:span><text:span text:style-name="T1">лише</text:span><text:span text:style-name="T3"> </text:span><text:span text:style-name="T1">коли</text:span><text:span text:style-name="T3"> </text:span><text:span text:style-name="T1">така</text:span><text:span text:style-name="T3"> </text:span><text:span text:style-name="T1">передача</text:span><text:span text:style-name="T3"> </text:span><text:span text:style-name="T1">дійсно</text:span><text:span text:style-name="T3"> </text:span><text:span text:style-name="T1">необхідна</text:span><text:span text:style-name="T3"> (</text:span><text:span text:style-name="T1">тобто</text:span><text:span text:style-name="T3"> </text:span><text:span text:style-name="T1">коли</text:span><text:span text:style-name="T3"> </text:span><text:span text:style-name="T1">адреса</text:span><text:span text:style-name="T3"> </text:span><text:span text:style-name="T1">комп</text:span><text:span text:style-name="T3">’</text:span><text:span text:style-name="T1">ютера</text:span><text:span text:style-name="T3"> </text:span><text:span text:style-name="T1">призначення</text:span><text:span text:style-name="T3"> </text:span><text:span text:style-name="T1">належить</text:span><text:span text:style-name="T3"> </text:span><text:span text:style-name="T1">інший</text:span><text:span text:style-name="T3"> </text:span><text:span text:style-name="T1">під</text:span><text:span text:style-name="T3"> </text:span><text:span text:style-name="T1">мережі</text:span><text:span text:style-name="T3">).</text:span></text:p>
      <text:p text:style-name="P4"/>
      <text:p text:style-name="P2"><text:span text:style-name="T4">VLAN (англ. Virtual Local Area Network</text:span><text:span text:style-name="T3"> <text:s/>— віртуальна локальна комп'ютерна мережа) <text:s/>— є групою хостів з загальним набором вимог, що взаємодіють так, ніби вони прикріплені до одного домену, незалежно від їх фізичного розташування. VLAN має ті самі атрибути, як і фізична локальна мережа, але дозволяє кінцевим станціям бути згрупованими разом, навіть якщо вони не перебувають на одному мережевому комутаторі.</text:span></text:p>
      <text:p text:style-name="P5"/>
      <text:p text:style-name="P3"><text:span text:style-name="T7">Алгоритм "прозрачный мост"</text:span> назван так потому, что присутствие и работа моста являются прозрачными для хостов сети.</text:p>
      <text:p text:style-name="P5">Мост строит свою адресную таблицу на основе пассивного наблюдения за трафиком, проходящим через его порты. При этом извлекается информация об адресах источников кадров данных. По адресу источника делается вывод о принадлежности конкретного узла тому или иному сегменту сети. </text:p>
      <text:p text:style-name="P5"/>
      <text:p text:style-name="P3"><text:span text:style-name="T9">Spanning Tree Protocol (STP) </text:span><text:span text:style-name="T8">(протокол кістякового дерева) - мережевий протокол, що працює на другому рівні моделі OSI. </text:span>Заснований на однойменному алгоритмі, розробником якого є «Мама Інтернету» - Радья Перлман[<text:span text:style-name="T8">en</text:span>].</text:p>
      <text:p text:style-name="P5">Основним завданням STP є приведення мережі Ethernet з множинними зв'язками до деревоподібної топології (кістякове дерево), що виключає цикли пакетів. Відбувається це шляхом автоматичного блокування надлишкових в цей час зв'язків для повної зв'язності портів. Протокол описаний в стандарті IEEE 802.1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4:56</dc:date>
    <dc:creator>mark </dc:creator>
    <meta:editing-duration>PT3S</meta:editing-duration>
    <meta:editing-cycles>19</meta:editing-cycles>
    <meta:document-statistic meta:table-count="0" meta:image-count="0" meta:object-count="0" meta:page-count="1" meta:paragraph-count="6" meta:word-count="240" meta:character-count="1758" meta:non-whitespace-character-count="1521"/>
  </office:meta>
</office:document-meta>
</file>